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Palatino, 'Palatino Linotype', Times, 'Times New Roman', serif"/>
    <style:font-face style:name="Lohit Devanagari1" svg:font-family="'Lohit Devanagari'"/>
    <style:font-face style:name="Source Sans Pro" svg:font-family="'Source Sans Pro', sans-serif"/>
    <style:font-face style:name="Trebuchet MS" svg:font-family="'Trebuchet MS', Trebuche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P2" style:family="paragraph" style:parent-style-name="Standard">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0d33bd"/>
    </style:style>
    <style:style style:name="P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writing-mode="lr-tb"/>
    </style:style>
    <style:style style:name="P4" style:family="paragraph" style:parent-style-name="Text_20_body">
      <style:paragraph-properties fo:margin-top="0cm" fo:margin-bottom="0cm" loext:contextual-spacing="false" fo:line-height="150%" fo:text-align="justify" style:justify-single-word="false" fo:orphans="2" fo:widows="2" style:writing-mode="lr-tb"/>
      <style:text-properties fo:font-variant="normal" fo:text-transform="none" fo:color="#000000" fo:letter-spacing="normal"/>
    </style:style>
    <style:style style:name="P5" style:family="paragraph" style:parent-style-name="Text_20_body">
      <style:paragraph-properties fo:margin-top="0cm" fo:margin-bottom="0cm" loext:contextual-spacing="false" fo:line-height="150%" fo:text-align="justify" style:justify-single-word="false" fo:orphans="2" fo:widows="2" style:writing-mode="lr-tb"/>
      <style:text-properties fo:color="#000000"/>
    </style:style>
    <style:style style:name="P6" style:family="paragraph" style:parent-style-name="Text_20_body">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fo:font-variant="normal" fo:text-transform="none" fo:color="#000000" style:font-name="Trebuchet MS" fo:font-size="9.75pt" fo:letter-spacing="normal" fo:font-style="normal" fo:font-weight="normal"/>
    </style:style>
    <style:style style:name="P7" style:family="paragraph" style:parent-style-name="Text_20_body">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fo:font-variant="normal" fo:text-transform="none" fo:color="#000000" fo:letter-spacing="normal"/>
    </style:style>
    <style:style style:name="P8" style:family="paragraph" style:parent-style-name="Heading_20_3" style:list-style-name="L3">
      <style:paragraph-properties fo:margin-top="0cm" fo:margin-bottom="0cm" loext:contextual-spacing="false" fo:text-align="center" style:justify-single-word="false" fo:orphans="2" fo:widows="2" fo:padding="0cm" fo:border="none"/>
      <style:text-properties officeooo:paragraph-rsid="000d33bd"/>
    </style:style>
    <style:style style:name="T1" style:family="text">
      <style:text-properties loext:padding="0cm" loext:border="none"/>
    </style:style>
    <style:style style:name="T2" style:family="text">
      <style:text-properties style:font-name="Trebuchet MS" fo:font-size="9.75pt" fo:font-style="normal" fo:font-weight="normal"/>
    </style:style>
    <style:style style:name="T3" style:family="text">
      <style:text-properties fo:font-variant="normal" fo:text-transform="none" fo:color="#ffcc77" style:text-line-through-style="none" style:text-line-through-type="none" style:font-name="Trebuchet MS" fo:font-size="18pt" fo:letter-spacing="normal" fo:font-style="normal" style:text-underline-style="none" fo:font-weight="normal" style:text-blinking="false" loext:padding="0cm" loext:border="none"/>
    </style:style>
    <style:style style:name="T4" style:family="text">
      <style:text-properties fo:font-variant="normal" fo:text-transform="none" fo:color="#ffcc77" style:text-line-through-style="none" style:text-line-through-type="none" style:font-name="Trebuchet MS" fo:font-size="18pt" fo:letter-spacing="normal" fo:font-style="normal" style:text-underline-style="none" fo:font-weight="normal" officeooo:rsid="000d7a22" style:text-blinking="false" loext:padding="0cm" loext:border="none"/>
    </style:style>
    <style:style style:name="T5" style:family="text">
      <style:text-properties fo:font-variant="normal" fo:text-transform="none" fo:color="#ffcc77" style:text-line-through-style="none" style:text-line-through-type="none" style:font-name="Trebuchet MS" fo:font-size="18pt" fo:letter-spacing="normal" fo:font-style="normal" style:text-underline-style="none" style:text-blinking="false" loext:padding="0cm" loext:border="none"/>
    </style:style>
    <style:style style:name="T6" style:family="text">
      <style:text-properties fo:font-variant="normal" fo:text-transform="none" fo:color="#ffcc77" style:text-line-through-style="none" style:text-line-through-type="none" style:font-name="Trebuchet MS" fo:font-size="18pt" fo:letter-spacing="normal" fo:font-style="normal" style:text-underline-style="none" fo:font-weight="bold" style:text-blinking="false" style:font-weight-asian="bold" style:font-weight-complex="bold" loext:padding="0cm" loext:border="none"/>
    </style:style>
    <style:style style:name="T7" style:family="text">
      <style:text-properties fo:font-variant="normal" fo:text-transform="none" fo:color="#000000" style:font-name="Trebuchet MS" fo:font-size="9.75pt" fo:letter-spacing="normal" fo:font-style="normal" fo:font-weight="normal"/>
    </style:style>
    <style:style style:name="T8" style:family="text">
      <style:text-properties fo:font-variant="normal" fo:text-transform="none" style:font-name="Trebuchet MS" fo:font-size="9.75pt" fo:letter-spacing="normal"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79223271774502567" text:style-name="L3">
        <text:list-item>
          <text:h text:style-name="P8" text:outline-level="3"><text:a xlink:type="simple" xlink:href="http://contosdaventuras.blogspot.com/2015/06/a-floresta-assombrada.html" text:style-name="Internet_20_link" text:visited-style-name="Visited_20_Internet_20_Link"><text:span text:style-name="T6">A FLORESTA ASSOMBRADA</text:span></text:a></text:h>
        </text:list-item>
      </text:list>
      <text:section text:style-name="Sect1" text:name="post-body-2246417163164298055">
        <text:p text:style-name="P3"><text:span text:style-name="T3"/></text:p>
        <text:p text:style-name="P3"><text:span text:style-name="T3"><text:s text:c="5"/></text:span><text:span text:style-name="T7">ERA UMA VEZ UM MENINO QUE TINHA 15 ANOS, ELE QUERIA VIVER UMA AVENTURA NA FLORESTA ASSOMBRADA, MAS ELE NUNCA PODE VIVER UMA AVENTURA, ENTÃO ELE RESOLVEU VIVER UMA AVENTURA NA FLORESTA ASSOMBRADA.</text:span></text:p>
        <text:p text:style-name="P4"><text:s text:c="6"/><text:span text:style-name="T2">QUANDO O MENINO CHEGOU NA FLORESTA, ELE FOI EXPLORAR ELA TODA, O MENINO ENCONTROU MUITAS COISAS NA FLORESTA, SÓ QUE O MENINO VIU UMA COISA QUE ELE NÃO ACREDITOU, UM MONSTRO GIGANTE!!! QUE ERA CONHECIDO COMO O MONSTRO MAIS CRUEL DA FLORESTA ASSOMBRADA.</text:span></text:p>
        <text:p text:style-name="P4"><text:span text:style-name="T2"><text:s text:c="6"/>O MENINO SAIU CORRENDO DAQUELE LUGAR, DEPOIS O MENINO VOLTOU PARA AQUELE LUGAR, O GIGANTE JÁ TINHA IDO EMBORA, O MENINO PLANEJOU UM PLANO MAIS NÃO DEU CERTO.</text:span></text:p>
        <text:p text:style-name="P4"><text:s text:c="8"/><text:span text:style-name="T2">ENTÃO, O MENINO RESOLVEU SER AMIGO DO GIGANTE, MAS PARECIA QUE O GIGANTE TINHA IDO EMBORA POR QUE JÁ FAZIA MAIS DE DOIS DIAS QUE ELE NÃO APARECIA NA FLORESTA ASSOMBRADA.</text:span></text:p>
        <text:p text:style-name="P4"><text:span text:style-name="T2"><text:s text:c="6"/>E SE PASSOU MAIS UM DIA E O GIGANTE NÃO VOLTAVA PARA A FLORESTA ASSOMBRADA, ENTÃO O MENINO PERDEU A ESPERANÇA DO GIGANTE VOLTAR.</text:span></text:p>
        <text:p text:style-name="P6">NO DIA SEGUINTE, O MENINO FICOU NO CANTO DELE SOZINHO, SEM NINGUÉM PRA FAZER NADA E SEM NINGUÉM PARA CONVERSAR, ENTÃO O MENINO VIU UMA COISA VINDO DE BEM LONGE E ELE SE ESCONDEU, QUANDO AQUELA COISA FOI CHEGANDO PERTO, O MENINO OLHOU PARA VER O QUE ERA, E ELE VIU O GIGANTE E FOI PERGUNTAR SE O GIGANTE QUERIA SER AMIGO DELE, O GIGANTE PENSOU E PENSOU, ELE DISSE:</text:p>
        <text:p text:style-name="P7">—<text:span text:style-name="T2">PODE SER!</text:span></text:p>
        <text:p text:style-name="P6">ENTÃO, AGORA O GIGANTE E O MENINO SÃO GRANDES AMIGOS, AGORA ELES VIVEM GRANDES AVENTURAS PELO MUNDO INTEIRO.</text:p>
        <text:p text:style-name="P4"><text:span text:style-name="T2"><text:s text:c="7"/>UM DIA ELES ESTAVAM BRINCANDO E TEVE UMA EXPLOSÃO BEM GRANDE E ELES VIRARAM SUPER HERÓIS DA FLORESTA, TUDO QUE ACONTECIA DE RUIM NA FLORESTA ELES IAM AJUDAR.</text:span></text:p>
        <text:p text:style-name="P4"><text:s text:c="5"/><text:span text:style-name="T2">UM DIA NA FLORESTA ASSOMBRADA TEVE UM ATAQUE DE MONSTRO E ELES FORAM RAPIDAMENTE AJUDAR, ELES COMEÇARAM A LUTAR, A LUTA  DEMOROU PARA ACABAR, MAIS DEPOIS DE MUITO TEMPO A LUTA ACABOU E ELES DOIS GANHARAM, NÃO PASSOU NEM UM MINUTO E ELES JÁ RECEBERAM OUTRO ALERTA DE ATAQUE.</text:span></text:p>
        <text:p text:style-name="P5"><text:span text:style-name="T8"><text:s text:c="7"/>E ASSIM, O MENINO E O GIGANTE, VIVEM GRANDES AVENTURAS NA FLORESTA ASSOMBRADA, SÓ QUE AGORA, ELES SÃO AMIGOS E COMBATEM O MAL JUNTOS</text:span></text:p>
      </text:section>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Palatino, 'Palatino Linotype', Times, 'Times New Roman', serif"/>
    <style:font-face style:name="Lohit Devanagari1" svg:font-family="'Lohit Devanagari'"/>
    <style:font-face style:name="Source Sans Pro" svg:font-family="'Source Sans Pro', sans-serif"/>
    <style:font-face style:name="Trebuchet MS" svg:font-family="'Trebuchet MS', Trebuche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5T14:18:22.124262405</meta:creation-date>
    <meta:editing-duration>PT6M20S</meta:editing-duration>
    <meta:editing-cycles>2</meta:editing-cycles>
    <meta:generator>LibreOffice/5.1.6.2$Linux_X86_64 LibreOffice_project/10m0$Build-2</meta:generator>
    <dc:date>2022-09-15T14:24:41.475112101</dc:date>
    <meta:document-statistic meta:table-count="0" meta:image-count="0" meta:object-count="0" meta:page-count="1" meta:paragraph-count="12" meta:word-count="354" meta:character-count="2015" meta:non-whitespace-character-count="1623"/>
  </office:meta>
</office:document-meta>
</file>